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995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BJSQA team – SQA Management</text:p>
      <text:p text:style-name="Standard"/>
      <text:p text:style-name="Standard">Division of labour based on specialization</text:p>
      <text:p text:style-name="Standard"/>
      <text:p text:style-name="Standard">Offer Management as Services. </text:p>
      <text:p text:style-name="Standard"/>
      <text:p text:style-name="Standard">Current Juche idea management.</text:p>
      <text:p text:style-name="P1">Orders are built by juche idea, engineers must obey when the idea calls.</text:p>
      <text:p text:style-name="P1">No rules are existed, except in the "juche idea tower".</text:p>
      <text:p text:style-name="P1">No guildlines are existed, instead, here are calls from the juche idea.</text:p>
      <text:p text:style-name="P1">The team do have lots of documents, but dig in deeper, we can find all those documents are not for requirement of daily work, but are made up for showing off.</text:p>
      <text:p text:style-name="P1"><text:s/></text:p>
      <text:p text:style-name="P1">Orders should be built based on team's collaberate, based on the balance of all kinds of resources. And orders should have a practical guidlines, and these guildlines can be optimized continually. </text:p>
      <text:p text:style-name="Standard"/>
      <text:p text:style-name="Standard"/>
      <text:p text:style-name="Standard">Objective-oriented test desin</text:p>
      <text:p text:style-name="Standard"/>
      <text:p text:style-name="Standard">Auto leverage</text:p>
      <text:p text:style-name="Standard"/>
      <text:p text:style-name="Standard"/>
      <text:p text:style-name="Standard">BJSQA team – SQA Mana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44M51S</meta:editing-duration>
    <meta:editing-cycles>3</meta:editing-cycles>
    <meta:generator>Oracle_Open_Office/3.3$Win32 OpenOffice.org_project/330m7$Build-9552</meta:generator>
    <dc:date>2013-06-11T15:47:14.97</dc:date>
    <meta:document-statistic meta:table-count="0" meta:image-count="0" meta:object-count="0" meta:page-count="1" meta:paragraph-count="13" meta:word-count="126" meta:character-count="752"/>
    <dc:creator>Jay Li</dc:creator>
    <meta:user-defined meta:name="Info 1"/>
    <meta:user-defined meta:name="Info 2"/>
    <meta:user-defined meta:name="Info 3"/>
    <meta:user-defined meta:name="Info 4"/>
  </office:meta>
</office:document-meta>
</file>